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Text_20_body">
      <style:text-properties officeooo:rsid="001ffdd9" officeooo:paragraph-rsid="001ffdd9"/>
    </style:style>
    <style:style style:name="P3" style:family="paragraph" style:parent-style-name="Text_20_body">
      <style:text-properties style:font-name="Liberation Mono" officeooo:rsid="0027fc34" officeooo:paragraph-rsid="0027fc34"/>
    </style:style>
    <style:style style:name="P4" style:family="paragraph" style:parent-style-name="Text_20_body">
      <style:text-properties style:font-name="Liberation Mono" officeooo:rsid="00299ebd" officeooo:paragraph-rsid="00299ebd"/>
    </style:style>
    <style:style style:name="P5" style:family="paragraph" style:parent-style-name="Text_20_body">
      <style:text-properties style:font-name="Liberation Mono" officeooo:rsid="002aed71" officeooo:paragraph-rsid="002aed71"/>
    </style:style>
    <style:style style:name="P6" style:family="paragraph" style:parent-style-name="Text_20_body">
      <style:text-properties style:font-name="Liberation Mono" officeooo:rsid="002c94a8" officeooo:paragraph-rsid="002c94a8"/>
    </style:style>
    <style:style style:name="P7" style:family="paragraph" style:parent-style-name="Text_20_body">
      <style:text-properties style:font-name="Liberation Mono" officeooo:rsid="002dca5f" officeooo:paragraph-rsid="002dca5f"/>
    </style:style>
    <style:style style:name="P8" style:family="paragraph" style:parent-style-name="Text_20_body">
      <style:text-properties style:font-name="Liberation Mono" officeooo:rsid="002fb1e5" officeooo:paragraph-rsid="002fb1e5"/>
    </style:style>
    <style:style style:name="P9" style:family="paragraph" style:parent-style-name="Text_20_body">
      <style:text-properties officeooo:rsid="0027fc34" officeooo:paragraph-rsid="0027fc34"/>
    </style:style>
    <style:style style:name="P10" style:family="paragraph" style:parent-style-name="Text_20_body">
      <style:text-properties style:font-name="Liberation Serif" officeooo:rsid="0027fc34" officeooo:paragraph-rsid="0027fc34"/>
    </style:style>
    <style:style style:name="P11" style:family="paragraph" style:parent-style-name="Text_20_body">
      <style:text-properties style:font-name="Liberation Serif" officeooo:rsid="00299ebd" officeooo:paragraph-rsid="00299ebd"/>
    </style:style>
    <style:style style:name="P12" style:family="paragraph" style:parent-style-name="Text_20_body">
      <style:text-properties style:font-name="Liberation Serif" officeooo:rsid="002c94a8" officeooo:paragraph-rsid="002c94a8"/>
    </style:style>
    <style:style style:name="P13" style:family="paragraph" style:parent-style-name="Text_20_body">
      <style:text-properties style:font-name="Liberation Serif" officeooo:rsid="002dca5f" officeooo:paragraph-rsid="002dca5f"/>
    </style:style>
    <style:style style:name="P14" style:family="paragraph" style:parent-style-name="Text_20_body">
      <style:text-properties style:font-name="Liberation Serif" officeooo:rsid="002fb1e5" officeooo:paragraph-rsid="002fb1e5"/>
    </style:style>
    <style:style style:name="P15" style:family="paragraph" style:parent-style-name="Text_20_body">
      <style:text-properties officeooo:rsid="002aed71" officeooo:paragraph-rsid="002aed71"/>
    </style:style>
    <style:style style:name="P16" style:family="paragraph" style:parent-style-name="Text_20_body">
      <style:text-properties officeooo:paragraph-rsid="002c94a8"/>
    </style:style>
    <style:style style:name="P17" style:family="paragraph" style:parent-style-name="Title">
      <style:text-properties officeooo:rsid="001ffdd9" officeooo:paragraph-rsid="001ffdd9"/>
    </style:style>
    <style:style style:name="P18" style:family="paragraph" style:parent-style-name="Text_20_body">
      <style:paragraph-properties style:writing-mode="lr-tb"/>
      <style:text-properties style:font-name="Liberation Mono" officeooo:rsid="00299ebd" officeooo:paragraph-rsid="00299ebd"/>
    </style:style>
    <style:style style:name="P19" style:family="paragraph" style:parent-style-name="Heading_20_1">
      <style:text-properties officeooo:rsid="00262575" officeooo:paragraph-rsid="00262575"/>
    </style:style>
    <style:style style:name="P20" style:family="paragraph" style:parent-style-name="Heading_20_1">
      <style:paragraph-properties fo:break-before="page"/>
      <style:text-properties officeooo:rsid="001ffdd9" officeooo:paragraph-rsid="001ffdd9"/>
    </style:style>
    <style:style style:name="P21" style:family="paragraph" style:parent-style-name="Text_20_body">
      <style:text-properties style:font-name="Liberation Serif" fo:font-style="normal" officeooo:rsid="002fb1e5" officeooo:paragraph-rsid="002fb1e5" style:font-style-asian="normal" style:font-style-complex="normal"/>
    </style:style>
    <style:style style:name="P22" style:family="paragraph" style:parent-style-name="Text_20_body">
      <style:text-properties style:font-name="Liberation Serif" fo:font-style="normal" officeooo:rsid="0030003e" officeooo:paragraph-rsid="0030003e" style:font-style-asian="normal" style:font-style-complex="normal"/>
    </style:style>
    <style:style style:name="T1" style:family="text">
      <style:text-properties officeooo:rsid="0027fc34"/>
    </style:style>
    <style:style style:name="T2" style:family="text">
      <style:text-properties officeooo:rsid="00299ebd"/>
    </style:style>
    <style:style style:name="T3" style:family="text">
      <style:text-properties officeooo:rsid="002c94a8"/>
    </style:style>
    <style:style style:name="T4" style:family="text">
      <style:text-properties style:font-name="Liberation Mono" officeooo:rsid="002c94a8"/>
    </style:style>
    <style:style style:name="T5" style:family="text">
      <style:text-properties style:font-name="Liberation Mono" officeooo:rsid="002d3dc8"/>
    </style:style>
    <style:style style:name="T6" style:family="text">
      <style:text-properties officeooo:rsid="002dca5f"/>
    </style:style>
    <style:style style:name="T7"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Guide To C++ On Raspberry Pico</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05_4280705355" text:style-name="Index_20_Link" text:visited-style-name="Index_20_Link">Setting Up Your PC for Pico C++<text:tab/>2</text:a></text:p>
          <text:p text:style-name="P1"><text:a xlink:type="simple" xlink:href="#__RefHeading___Toc108_4280705355" text:style-name="Index_20_Link" text:visited-style-name="Index_20_Link">Compiling or something<text:tab/>2</text:a></text:p>
        </text:index-body>
      </text:table-of-content>
      <text:p text:style-name="P2"/>
      <text:h text:style-name="P20" text:outline-level="1"><text:bookmark-start text:name="__RefHeading___Toc105_4280705355"/>Setting Up Your PC for Pico C++<text:bookmark-end text:name="__RefHeading___Toc105_4280705355"/></text:h>
      <text:p text:style-name="P15">Use sudo apt to install the necessary packages</text:p>
      <text:p text:style-name="P5">sudo apt update</text:p>
      <text:p text:style-name="P5">sudo apt install cmake gcc-arm-none-eabi gcc g++ minicom</text:p>
      <text:p text:style-name="P15">Then use git to clone <text:span text:style-name="T3">this repo. Put it somewhere on your pc where it won’t be moved</text:span></text:p>
      <text:p text:style-name="P16"><text:span text:style-name="T4">git clone -</text:span><text:span text:style-name="T5">b master </text:span><text:span text:style-name="T4">git@github.com:raspberrypi/pico-sdk.git</text:span></text:p>
      <text:p text:style-name="P12">Then you need to set the PICO_SDK_PATH</text:p>
      <text:p text:style-name="P6">export PICO_SDK_PATH=/path/to/your/pico-sdk</text:p>
      <text:p text:style-name="P12">If you already have a PICO_SDK_PATH and want to move it, edit your .bashrc file. The PICO_SDK_PATH variable will be defined at the end.</text:p>
      <text:p text:style-name="P6">nano ~/.bashrc</text:p>
      <text:p text:style-name="P12">Finally, you should install picotool <text:span text:style-name="T6">(and picoprobe if you want to debug a pico with another pico)</text:span>. The location that you clone it to doesn’t matter because you’ll be moving it <text:span text:style-name="T6">later</text:span>.</text:p>
      <text:p text:style-name="P6">git clone -<text:span text:style-name="T6">b </text:span><text:a xlink:type="simple" xlink:href="mailto:git@github.com" text:style-name="Internet_20_link" text:visited-style-name="Visited_20_Internet_20_Link">git@</text:a><text:a xlink:type="simple" xlink:href="mailto:git@github.com" text:style-name="Internet_20_link" text:visited-style-name="Visited_20_Internet_20_Link"><text:span text:style-name="T6">github.com</text:span></text:a><text:span text:style-name="T6">:raspberrypi/picotool.git</text:span></text:p>
      <text:p text:style-name="P13">Now you need to build it and move it to bin. From inside the picotool folder:</text:p>
      <text:p text:style-name="P7">mkdir build</text:p>
      <text:p text:style-name="P7">cd build</text:p>
      <text:p text:style-name="P7">cmake ..</text:p>
      <text:p text:style-name="P7">make -j4</text:p>
      <text:p text:style-name="P14">Then copy the picotool file inside the build folder to bin</text:p>
      <text:p text:style-name="P8">sudo cp picotool <text:span text:style-name="T7">/usr/local/bin</text:span></text:p>
      <text:p text:style-name="P21">You can now delete the picotool folder that you cloned.</text:p>
      <text:p text:style-name="P22">THERE ARE OTHER REPOS SUCH AS</text:p>
      <text:p text:style-name="P22">openocd pico-examples pico-extras pico-playground picoprobe pico-sdk picotool</text:p>
      <text:h text:style-name="P19" text:outline-level="1"><text:bookmark-start text:name="__RefHeading___Toc108_4280705355"/>Compiling <text:span text:style-name="T1">and Uploading</text:span><text:bookmark-end text:name="__RefHeading___Toc108_4280705355"/></text:h>
      <text:p text:style-name="P9">This section will run through compiling and uploading the blink program in my picoblank repo. Clone this repo using:</text:p>
      <text:p text:style-name="P3">git clone git@github.com:Tomm02/picoblank.git</text:p>
      <text:p text:style-name="P9">To compile the blink code, enter the picoblank folder in a terminal. Create a build folder, and enter it as follows</text:p>
      <text:p text:style-name="P3">mkdir build; cd build</text:p>
      <text:p text:style-name="P10">To compile the code <text:span text:style-name="T2">run the following commands</text:span></text:p>
      <text:p text:style-name="P4"><text:soft-page-break/>cmake ..</text:p>
      <text:p text:style-name="P4">make</text:p>
      <text:p text:style-name="P11">A main.uf2 file should now have been created. To upload this uf2 file, put the pico into bootloader mode by holding the bootloader button and turning it on (you can turn it off by grounding the ‘run’ pin). You can then copy the uf2 file across by dragging it in a file manager, or you can use a command:</text:p>
      <text:p text:style-name="P18">cp main.uf2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5T19:59:57.621960079</meta:creation-date>
    <dc:date>2021-12-01T18:52:46.127473172</dc:date>
    <meta:editing-duration>PT26M9S</meta:editing-duration>
    <meta:editing-cycles>6</meta:editing-cycles>
    <meta:generator>LibreOffice/7.1.7.2$Linux_X86_64 LibreOffice_project/10$Build-2</meta:generator>
    <meta:document-statistic meta:table-count="0" meta:image-count="0" meta:object-count="0" meta:page-count="3" meta:paragraph-count="36" meta:word-count="325" meta:character-count="1915" meta:non-whitespace-character-count="1625"/>
  </office:meta>
</office:document-meta>
</file>